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>
      <style:text-properties fo:font-size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44" office:value-type="string" calcext:value-type="string">
              <text:p>SALDO DEVEDOR</text:p>
            </table:table-cell>
            <table:table-cell table:style-name="ce46" office:value-type="string" calcext:value-type="string">
              <text:p>OBS.:</text:p>
            </table:table-cell>
            <table:table-cell table:style-name="ce49" table:number-columns-repeated="55"/>
          </table:table-row>
        </table:table-header-rows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09-05" calcext:value-type="date">
            <text:p>05/09/2024</text:p>
          </table:table-cell>
          <table:table-cell table:style-name="ce45" table:formula="of:=[.C2]-[.F2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0-07" calcext:value-type="date">
            <text:p>07/10/2024</text:p>
          </table:table-cell>
          <table:table-cell table:style-name="ce45" table:formula="of:=[.C3]-[.F3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5" table:formula="of:=[.C4]-[.F4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5" table:formula="of:=[.C5]-[.F5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50" calcext:value-type="float">
            <text:p>1.050,00</text:p>
          </table:table-cell>
          <table:table-cell table:style-name="ce27" office:value-type="date" office:date-value="2025-01-06" calcext:value-type="date">
            <text:p>06/01/2025</text:p>
          </table:table-cell>
          <table:table-cell table:style-name="ce45" table:formula="of:=[.C6]-[.F6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2-07" calcext:value-type="date">
            <text:p>07/02/2025</text:p>
          </table:table-cell>
          <table:table-cell table:style-name="ce45" table:formula="of:=[.C7]-[.F7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3-07" calcext:value-type="date">
            <text:p>07/03/2025</text:p>
          </table:table-cell>
          <table:table-cell table:style-name="ce45" table:formula="of:=[.C8]-[.F8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4-07" calcext:value-type="date">
            <text:p>07/04/2025</text:p>
          </table:table-cell>
          <table:table-cell table:style-name="ce45" table:formula="of:=[.C9]-[.F9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5-05" calcext:value-type="date">
            <text:p>05/05/2025</text:p>
          </table:table-cell>
          <table:table-cell table:style-name="ce45" table:formula="of:=[.C10]-[.F10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6-05" calcext:value-type="date">
            <text:p>05/06/2025</text:p>
          </table:table-cell>
          <table:table-cell table:style-name="ce45" table:formula="of:=[.C11]-[.F11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7-03" calcext:value-type="date">
            <text:p>03/07/2025</text:p>
          </table:table-cell>
          <table:table-cell table:style-name="ce45" table:formula="of:=[.C12]-[.F12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8-06" calcext:value-type="date">
            <text:p>06/08/2025</text:p>
          </table:table-cell>
          <table:table-cell table:style-name="ce45" table:formula="of:=[.C13]-[.F13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Mens. 08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7" office:value-type="date" office:date-value="2025-09-09" calcext:value-type="date">
            <text:p>09/09/2025</text:p>
          </table:table-cell>
          <table:table-cell table:style-name="ce45" table:formula="of:=[.C14]-[.F14]" office:value-type="float" office:value="0" calcext:value-type="float">
            <text:p>-</text:p>
          </table:table-cell>
          <table:table-cell table:style-name="ce47" office:value-type="string" calcext:value-type="string">
            <text:p>Transf. BB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Mens. 09/2025 (A.C.)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7"/>
          <table:table-cell table:style-name="ce45" table:formula="of:=[.C15]-[.F15]" office:value-type="float" office:value="1100" calcext:value-type="float">
            <text:p>1.100,00</text:p>
          </table:table-cell>
          <table:table-cell table:style-name="ce47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3" office:value-type="string" calcext:value-type="string">
            <text:p>TOTAL</text:p>
          </table:table-cell>
          <table:table-cell table:style-name="ce35" table:formula="of:=SUM([.H2:.H15])" office:value-type="float" office:value="1100" calcext:value-type="float">
            <text:p>1.100,00</text:p>
          </table:table-cell>
          <table:table-cell table:style-name="ce46"/>
          <table:table-cell table:style-name="ce49" table:number-columns-repeated="55"/>
        </table:table-row>
        <table:table-row table:style-name="ro2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1976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1"/>
          <table:table-cell table:style-name="ce37"/>
          <table:table-cell table:style-name="ce48"/>
          <table:table-cell table:style-name="ce49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percentage-style style:name="N159">
      <number:number number:decimal-places="1" number:min-decimal-places="1" number:min-integer-digits="1"/>
      <number:text>%</number:text>
    </number:percentage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</number:text>
      <number:number number:decimal-places="2" number:min-decimal-places="2" number:min-integer-digits="1" number:grouping="true"/>
    </number:number-style>
    <number:number-style style:name="N16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9">
      <number:text>R$-""""""""""""""""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51.801021088">00:00:00</text:time></text:span><text:span text:style-name="MT2"><text:s/></text:span></text:p>
        </style:region-center>
        <style:region-right>
          <text:p><text:span text:style-name="MT3">Pranimal Com. Rações Art. Vet. Ib. Ltda.</text:span><text:span text:style-name="MT4"> </text:span><text:span text:style-name="MT4"><text:line-break/></text:span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Pranimal Com. de Rações e Art. Vet. Ib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51.80327677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10-01T10:56:52.224479637</dc:date>
    <meta:print-date>2025-05-08T10:23:24.397000000</meta:print-date>
    <dc:language>pt-PT</dc:language>
    <meta:editing-cycles>683</meta:editing-cycles>
    <meta:editing-duration>PT21H5M22S</meta:editing-duration>
    <meta:document-statistic meta:table-count="1" meta:cell-count="120" meta:object-count="0"/>
    <meta:user-defined meta:name="Info 0"/>
    <meta:user-defined meta:name="Info 1"/>
    <meta:user-defined meta:name="Info 2"/>
    <meta:user-defined meta:name="Info 3"/>
  </office:meta>
</office:document-meta>
</file>